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9ba" officeooo:paragraph-rsid="000399ba"/>
    </style:style>
    <style:style style:name="P2" style:family="paragraph" style:parent-style-name="Standard">
      <style:paragraph-properties fo:break-before="page"/>
      <style:text-properties officeooo:rsid="000399ba" officeooo:paragraph-rsid="000399b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99ba" officeooo:paragraph-rsid="000399b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officeooo:rsid="000399ba" officeooo:paragraph-rsid="000399b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barito da 2<text:span text:style-name="T1">a</text:span> Avaliação</text:p>
      <text:p text:style-name="P1"/>
      <text:p text:style-name="P1">1)</text:p>
      <text:p text:style-name="P1"/>
      <text:p text:style-name="P4">&lt;script&gt;</text:p>
      <text:p text:style-name="P4"><text:s text:c="4"/>function todosSaoMultiplosDe3E5(array) {</text:p>
      <text:p text:style-name="P4"><text:s text:c="8"/>for (var i = 0; i &lt; array.length; i++) {</text:p>
      <text:p text:style-name="P4"><text:s text:c="12"/>if (!(array[i] % 3 == 0 &amp;&amp; array[i] % 5 == 0)) {</text:p>
      <text:p text:style-name="P4"><text:s text:c="16"/>return false;</text:p>
      <text:p text:style-name="P4"><text:s text:c="12"/>}</text:p>
      <text:p text:style-name="P4"><text:s text:c="8"/>}</text:p>
      <text:p text:style-name="P4"><text:s text:c="8"/>return true;</text:p>
      <text:p text:style-name="P4"><text:s text:c="4"/>}</text:p>
      <text:p text:style-name="P4">&lt;/script&gt;</text:p>
      <text:p text:style-name="P4"/>
      <text:p text:style-name="P4"/>
      <text:p text:style-name="P1">2)</text:p>
      <text:p text:style-name="P1"/>
      <text:p text:style-name="P4">&lt;script&gt;</text:p>
      <text:p text:style-name="P4"><text:s text:c="4"/>function diferenca(array) {</text:p>
      <text:p text:style-name="P4"><text:s text:c="8"/>var maior = array[0];</text:p>
      <text:p text:style-name="P4"><text:s text:c="8"/>var menor = array[0];</text:p>
      <text:p text:style-name="P4"><text:s text:c="8"/>for (var i = 1; i &lt; array.length; i++) {</text:p>
      <text:p text:style-name="P4"><text:s text:c="12"/>if (array[i] &gt; maior) {</text:p>
      <text:p text:style-name="P4"><text:s text:c="16"/>maior = array[i];</text:p>
      <text:p text:style-name="P4"><text:s text:c="12"/>}</text:p>
      <text:p text:style-name="P4"><text:s text:c="12"/>if (array[i] &lt; menor) {</text:p>
      <text:p text:style-name="P4"><text:s text:c="16"/>menor = array[i];</text:p>
      <text:p text:style-name="P4"><text:s text:c="12"/>}</text:p>
      <text:p text:style-name="P4"><text:s text:c="8"/>}</text:p>
      <text:p text:style-name="P4"><text:s text:c="8"/>return maior - menor;</text:p>
      <text:p text:style-name="P4"><text:s text:c="4"/>}</text:p>
      <text:p text:style-name="P4">&lt;/script&gt;</text:p>
      <text:p text:style-name="P1"/>
      <text:p text:style-name="P1"/>
      <text:p text:style-name="P1">3)</text:p>
      <text:p text:style-name="P1"/>
      <text:p text:style-name="P4">&lt;script&gt;</text:p>
      <text:p text:style-name="P4"><text:s text:c="4"/>function leNum(a, b) {</text:p>
      <text:p text:style-name="P4"><text:s text:c="8"/>var num;</text:p>
      <text:p text:style-name="P4"><text:s text:c="8"/>do {</text:p>
      <text:p text:style-name="P4"><text:s text:c="12"/>num = parseInt(prompt("Digite um numero"));</text:p>
      <text:p text:style-name="P4"><text:s text:c="8"/>} while (num &lt; a &amp;&amp; num &gt; b);</text:p>
      <text:p text:style-name="P4"><text:s text:c="8"/>return num;</text:p>
      <text:p text:style-name="P4"><text:s text:c="4"/>}</text:p>
      <text:p text:style-name="P4"><text:s text:c="4"/>document.write(leNum(1,6));</text:p>
      <text:p text:style-name="P4">&lt;/script&gt;</text:p>
      <text:p text:style-name="P4"/>
      <text:p text:style-name="P1"/>
      <text:p text:style-name="P1"/>
      <text:p text:style-name="P1"/>
      <text:p text:style-name="P1"/>
      <text:p text:style-name="P2">4)</text:p>
      <text:p text:style-name="P1"/>
      <text:p text:style-name="P4">&lt;script&gt;</text:p>
      <text:p text:style-name="P4"><text:s text:c="4"/>function potenciaR(a, b) {</text:p>
      <text:p text:style-name="P4"><text:s text:c="8"/>if (b == 0) {</text:p>
      <text:p text:style-name="P4"><text:s text:c="12"/>return 1;</text:p>
      <text:p text:style-name="P4"><text:s text:c="8"/>}</text:p>
      <text:p text:style-name="P4"><text:s text:c="8"/>return a * potenciaR(a, b - 1);</text:p>
      <text:p text:style-name="P4"><text:s text:c="4"/>}</text:p>
      <text:p text:style-name="P4">&lt;/script&gt;</text:p>
      <text:p text:style-name="P1"/>
      <text:p text:style-name="P1"/>
      <text:p text:style-name="P4">&lt;script&gt;</text:p>
      <text:p text:style-name="P4"><text:s text:c="4"/>function potencia(a, b) {</text:p>
      <text:p text:style-name="P4"><text:s text:c="8"/>var pot = 1;</text:p>
      <text:p text:style-name="P4"><text:s text:c="8"/>for (var i = 0; i &lt; b; i++) {</text:p>
      <text:p text:style-name="P4"><text:s text:c="12"/>pot = pot * a;</text:p>
      <text:p text:style-name="P4"><text:s text:c="8"/>}</text:p>
      <text:p text:style-name="P4"><text:s text:c="8"/>return pot;</text:p>
      <text:p text:style-name="P4"><text:s text:c="4"/>}</text:p>
      <text:p text:style-name="P4">&lt;/script&gt;</text:p>
      <text:p text:style-name="P4"/>
      <text:p text:style-name="P1"/>
      <text:p text:style-name="P1">5)</text:p>
      <text:p text:style-name="P1"/>
      <text:p text:style-name="P4">&lt;script&gt;</text:p>
      <text:p text:style-name="P4"><text:s text:c="4"/>function determinante(M) {</text:p>
      <text:p text:style-name="P4"><text:s text:c="8"/>var principal = M[0][0] * M[1][1] * M[2][2] + </text:p>
      <text:p text:style-name="P4"><text:s text:c="24"/>M[0][1] * M[1][2] * M[2][0] +</text:p>
      <text:p text:style-name="P4"><text:s text:c="24"/>M[0][2] * M[1][0] * M[2][1];</text:p>
      <text:p text:style-name="P4"><text:s text:c="8"/>var secundaria = M[0][2] * M[1][1] * M[2][0] +</text:p>
      <text:p text:style-name="P4"><text:s text:c="25"/>M[0][0] * M[1][2] * M[2][1] +</text:p>
      <text:p text:style-name="P4"><text:s text:c="25"/>M[0][1] * M[1][0] * M[2][2];</text:p>
      <text:p text:style-name="P4"><text:s text:c="8"/>return principal - secundaria;</text:p>
      <text:p text:style-name="P4"><text:s text:c="4"/>}</text:p>
      <text:p text:style-name="P4">&lt;/scrip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16:54:45.532000000</meta:creation-date>
    <dc:date>2023-02-01T17:01:20.443000000</dc:date>
    <meta:editing-duration>PT6M35S</meta:editing-duration>
    <meta:editing-cycles>1</meta:editing-cycles>
    <meta:document-statistic meta:table-count="0" meta:image-count="0" meta:object-count="0" meta:page-count="2" meta:paragraph-count="69" meta:word-count="220" meta:character-count="1570" meta:non-whitespace-character-count="936"/>
    <meta:generator>LibreOffice/7.4.4.2$Windows_X86_64 LibreOffice_project/85569322deea74ec9134968a29af2df5663baa21</meta:generator>
  </office:meta>
</office:document-meta>
</file>